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0000002489D76188B935C1D6E.png" manifest:media-type="image/png"/>
  <manifest:file-entry manifest:full-path="Pictures/100002010000038E000002932FCB3E916F5D0AE4.png" manifest:media-type="image/png"/>
  <manifest:file-entry manifest:full-path="Pictures/1000020100000382000001AB73780E27A210E2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n2" text:anchor-type="char" svg:width="17cm" svg:height="8.082cm" draw:z-index="1"><draw:image xlink:href="Pictures/1000020100000382000001AB73780E27A210E222.png" xlink:type="simple" xlink:show="embed" xlink:actuate="onLoad" loext:mime-type="image/png"/></draw:frame></text:p>
      <text:p text:style-name="Standard"/>
      <text:p text:style-name="Standard"><draw:frame draw:style-name="fr1" draw:name="Imagen3" text:anchor-type="char" svg:width="17cm" svg:height="12.31cm" draw:z-index="2"><draw:image xlink:href="Pictures/100002010000038E000002932FCB3E916F5D0AE4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n1" text:anchor-type="char" svg:width="17cm" svg:height="11.933cm" draw:z-index="0"><draw:image xlink:href="Pictures/1000020100000340000002489D76188B935C1D6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2:20:03.448759606</meta:creation-date>
    <dc:date>2022-04-01T12:31:07.457339267</dc:date>
    <meta:editing-duration>PT53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4.7.2$Linux_X86_64 LibreOffice_project/40$Build-2</meta:generator>
  </office:meta>
</office:document-meta>
</file>